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244cm" fo:margin-left="0cm" table:align="left"/>
    </style:style>
    <style:style style:name="Таблица2.A" style:family="table-column">
      <style:table-column-properties style:column-width="9.375cm"/>
    </style:style>
    <style:style style:name="Таблица2.B" style:family="table-column">
      <style:table-column-properties style:column-width="6.869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dbbc8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000000" style:font-name="Consolas1" fo:font-size="10pt" fo:background-color="#ffffff" style:font-size-asian="10pt" style:font-size-complex="10pt"/>
    </style:style>
    <style:style style:name="P11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12" style:family="paragraph" style:parent-style-name="Standard">
      <style:text-properties fo:color="#000000" style:font-name="Consolas" fo:font-size="10pt" fo:background-color="#ffffff" style:font-size-asian="10pt" style:font-size-complex="10pt"/>
    </style:style>
    <style:style style:name="P13" style:family="paragraph" style:parent-style-name="Standard">
      <style:text-properties fo:color="#000000" fo:font-size="10pt" style:font-size-asian="10pt" style:font-size-complex="10pt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6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8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1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2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3" style:family="paragraph" style:parent-style-name="Обычный_20__28_Интернет_29_">
      <style:paragraph-properties fo:margin-left="1.376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15%" fo:text-indent="0.741cm" style:auto-text-indent="false"/>
      <style:text-properties officeooo:paragraph-rsid="00121124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color="#000000"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15dcc6"/>
    </style:style>
    <style:style style:name="P3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31" style:family="paragraph" style:parent-style-name="Standard">
      <style:text-properties fo:color="#000000" style:font-name="Consolas1" fo:font-size="10pt" fo:background-color="#ffffff" style:font-size-asian="10pt" style:font-size-complex="10pt"/>
    </style:style>
    <style:style style:name="P32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1" fo:font-size="10pt" fo:language="en" fo:country="US" fo:background-color="#ffffff" style:font-size-asian="10pt" style:font-name-complex="Consolas" style:font-size-complex="10pt" fo:hyphenate="true"/>
    </style:style>
    <style:style style:name="P33" style:family="paragraph" style:parent-style-name="Standard">
      <style:text-properties fo:color="#000000" style:font-name="Consolas1" fo:font-size="10pt" style:font-size-asian="10pt" style:font-size-complex="10pt" fo:background-color="#ffffff"/>
    </style:style>
    <style:style style:name="P34" style:family="paragraph" style:parent-style-name="Standard">
      <style:text-properties fo:color="#000000" style:font-name="Consolas" fo:font-size="10pt" fo:background-color="#ffffff" style:font-size-asian="10pt" style:font-size-complex="10pt"/>
    </style:style>
    <style:style style:name="P35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10pt" fo:background-color="#ffffff" style:font-size-asian="10pt" style:font-size-complex="10pt" fo:hyphenate="tru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Обычный_20__28_Интернет_29_" style:list-style-name="L1">
      <style:paragraph-properties fo:line-height="150%" fo:text-align="justify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bbc8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style="normal" fo:font-weight="normal" officeooo:rsid="0015dcc6" style:font-size-asian="14pt" style:font-style-asian="normal" style:font-weight-asian="normal" style:font-style-complex="normal" style:font-weight-complex="normal"/>
    </style:style>
    <style:style style:name="T13" style:family="text">
      <style:text-properties fo:font-size="14pt" fo:language="ru" fo:country="RU" officeooo:rsid="00143bda" style:font-size-asian="14pt" style:font-size-complex="14pt"/>
    </style:style>
    <style:style style:name="T14" style:family="text">
      <style:text-properties fo:font-size="14pt" fo:language="ru" fo:country="RU" fo:font-style="normal" fo:font-weight="normal" officeooo:rsid="0015dcc6" style:font-size-asian="14pt" style:font-style-asian="normal" style:font-weight-asian="normal" style:font-style-complex="normal" style:font-weight-complex="normal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style:font-name="Consolas" fo:background-color="#ffffff" loext:char-shading-value="0" style:font-name-complex="Consolas"/>
    </style:style>
    <style:style style:name="T18" style:family="text">
      <style:text-properties fo:color="#000000" style:font-name="Consolas" fo:font-size="10pt" fo:background-color="#ffffff" loext:char-shading-value="0" style:font-size-asian="10pt" style:font-name-complex="Consolas" style:font-size-complex="10pt"/>
    </style:style>
    <style:style style:name="T19" style:family="text">
      <style:text-properties fo:color="#000000" style:font-name="Consolas1" fo:font-size="9.5pt" style:font-size-asian="9.5pt" fo:background-color="#ffffff"/>
    </style:style>
    <style:style style:name="T20" style:family="text">
      <style:text-properties fo:color="#000000" style:font-name="Consolas1" fo:background-color="#ffffff"/>
    </style:style>
    <style:style style:name="T21" style:family="text">
      <style:text-properties fo:language="en" fo:country="US" officeooo:rsid="00143bda"/>
    </style:style>
    <style:style style:name="T22" style:family="text">
      <style:text-properties fo:language="en" fo:country="US" officeooo:rsid="0015dcc6"/>
    </style:style>
    <style:style style:name="T23" style:family="text">
      <style:text-properties officeooo:rsid="00143bda"/>
    </style:style>
    <style:style style:name="T24" style:family="text">
      <style:text-properties fo:language="ru" fo:country="RU" officeooo:rsid="0015dcc6"/>
    </style:style>
    <style:style style:name="T25" style:family="text">
      <style:text-properties officeooo:rsid="0015dcc6"/>
    </style:style>
    <style:style style:name="T26" style:family="text">
      <style:text-properties style:font-name="Consolas1" fo:background-color="#ffffff" loext:char-shading-value="0"/>
    </style:style>
    <style:style style:name="T27" style:family="text">
      <style:text-properties style:font-name="Consolas1" fo:font-size="9.5pt" style:font-size-asian="9.5pt" fo:background-color="#ffffff"/>
    </style:style>
    <style:style style:name="T28" style:family="text">
      <style:text-properties style:font-name="Consolas1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Consolas1" fo:font-size="10pt" fo:background-color="#ffffff" loext:char-shading-value="0" style:font-size-asian="10pt" style:font-size-complex="10pt"/>
    </style:style>
    <style:style style:name="T30" style:family="text">
      <style:text-properties style:font-name="Consolas1" fo:background-color="#ffffff"/>
    </style:style>
    <style:style style:name="T31" style:family="text">
      <style:text-properties fo:font-size="9.5pt" style:font-size-asian="9.5pt" style:font-name-complex="Consolas" fo:background-color="#ffffff"/>
    </style:style>
    <style:style style:name="T32" style:family="text">
      <style:text-properties style:font-name-complex="Consolas" fo:background-color="#ffffff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77cm" fo:margin-left="2.0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0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5"> </text:span></text:span><text:span text:style-name="Основной_20_шрифт_20_абзаца"><text:span text:style-name="T4">№6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6">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text:line-break/></text:span></text:span></text:h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13">Докукин В.М</text:span></text:span><text:span text:style-name="Основной_20_шрифт_20_абзаца"><text:span text:style-name="T9">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7">Ефремов М</text:span></text:span><text:span text:style-name="Основной_20_шрифт_20_абзаца"><text:span text:style-name="T10">.</text:span></text:span><text:span text:style-name="Основной_20_шрифт_20_абзаца"><text:span text:style-name="T7">А</text:span></text:span><text:span text:style-name="Основной_20_шрифт_20_абзаца"><text:span text:style-name="T10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5"><text:soft-page-break/><text:span text:style-name="Основной_20_шрифт_20_абзаца"><text:span text:style-name="T3">Цель работы.</text:span></text:span></text:p>
      <text:p text:style-name="P18">Изучить <text:span text:style-name="T23">взаимодействие</text:span> программы на ЯВУ <text:span text:style-name="T23">с модулем на языке А</text:span>ссеблер<text:span text:style-name="T23">а</text:span>, написать ассемблерный модуль.</text:p>
      <text:p text:style-name="P16">Задание:</text:p>
      <text:p text:style-name="P16"><text:span text:style-name="T23">7</text:span> Вариант – нечетный</text:p>
      <text:p text:style-name="P17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17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17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17">Исходные данные.</text:p>
      <text:p text:style-name="P17">1. Длина массива псевдослучайных целых чисел - NumRanDat (&lt;= 16K, К=1024)</text:p>
      <text:p text:style-name="P17"><text:soft-page-break/>2. Диапазон изменения массива псевдослучайных целых чисел [Xmin, Xmax] , значения могут быть биполярные;</text:p>
      <text:p text:style-name="P17">3. Количество интервалов, на которые разбивается диапазон изменения массива псевдослучайных целых чисел - NInt ( &lt;=24 )</text:p>
      <text:p text:style-name="P17">4. Массив левых границ интервалов разбиения LGrInt (должны принадлежать интервалу [Xmin, Xmax]).</text:p>
      <text:p text:style-name="P17">Результаты:</text:p>
      <text:p text:style-name="P19"><text:s/>1. Текстовый файл, строка которого содержит:</text:p>
      <text:p text:style-name="P17"><text:s/>- номер интервала,</text:p>
      <text:p text:style-name="P17"><text:s/>- левую границу интервала,</text:p>
      <text:p text:style-name="P17"><text:s/>- количество псевдослучайных чисел, попавших в интервал.</text:p>
      <text:p text:style-name="P19"><text:s/>Количество строк равно числу интервалов разбиения.</text:p>
      <text:p text:style-name="P17"><text:s/>2. График, отражающий распределение чисел по интервалам. (необязательный результат)</text:p>
      <text:p text:style-name="P17">В зависимости от номера бригады формирование частотного распределения должно производиться по одному из двух вариантов:</text:p>
      <text:list xml:id="list1443050764" text:style-name="L1">
        <text:list-item>
          <text:p text:style-name="P37"><text:soft-page-break/><text:span text:style-name="Основной_20_шрифт_20_абзаца"><text:span text:style-name="T6">Для бригад с нечетным номером: подпрограмма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распределение и возвращающего его в головную программу, написанную на ЯВУ;</text:span></text:span></text:p>
        </text:list-item>
      </text:list>
      <text:p text:style-name="P23">Ход работы:</text:p>
      <text:p text:style-name="P19">В качестве ЯВУ использ<text:span text:style-name="T23">ован язык</text:span> С++. <text:span text:style-name="T23">Вначале п</text:span>роизводится ввод необходимых данных, затем вызывается фу<text:span text:style-name="T23">нкция, определенная в модуле </text:span><text:span text:style-name="T21">module.asm</text:span>. В ней происходит обработка массива и выполняются необходимые действия для получения массива-ответа. В массиве-ответе хранится количество чисел, попавших в заданные диапазоны. Далее происходит вывод значений-ответов на экран и в файл.</text:p>
      <text:p text:style-name="P16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В<text:span text:style-name="T24">ходные данные</text:span></text:p>
          </table:table-cell>
          <table:table-cell table:style-name="Таблица2.B1" office:value-type="string">
            <text:p text:style-name="P20">Вы<text:span text:style-name="T25">ходные данные</text:span></text:p>
          </table:table-cell>
        </table:table-row>
        <table:table-row>
          <table:table-cell table:style-name="Таблица2.A1" office:value-type="string">
            <text:p text:style-name="P22">Enter random nubmers array length:</text:p>
            <text:p text:style-name="P22">20</text:p>
            <text:p text:style-name="P22">Enter lower bound:</text:p>
            <text:p text:style-name="P22">1</text:p>
            <text:p text:style-name="P22">Enter higher bound:</text:p>
            <text:p text:style-name="P22">100</text:p>
            <text:p text:style-name="P22"><text:soft-page-break/>Enter number of ranges(&lt;= 24): 5</text:p>
            <text:p text:style-name="P22">Enter 5 lower bounds of intervals:</text:p>
            <text:p text:style-name="P22">20</text:p>
            <text:p text:style-name="P22">40</text:p>
            <text:p text:style-name="P22">60</text:p>
            <text:p text:style-name="P22">80</text:p>
            <text:p text:style-name="P22">100</text:p>
          </table:table-cell>
          <table:table-cell table:style-name="Таблица2.B1" office:value-type="string">
            <text:p text:style-name="P21"># of intervals <text:s/>lower bound <text:s text:c="4"/>count</text:p>
            <text:p text:style-name="P21"><text:s text:c="5"/>1 <text:s text:c="13"/>20 <text:s text:c="12"/>16</text:p>
            <text:p text:style-name="P21"><text:s text:c="5"/>2 <text:s text:c="13"/>40 <text:s text:c="12"/>10</text:p>
            <text:p text:style-name="P21"><text:s text:c="5"/>3 <text:s text:c="13"/>60 <text:s text:c="12"/>8</text:p>
            <text:p text:style-name="P21"><text:soft-page-break/><text:s text:c="5"/>4 <text:s text:c="13"/>80 <text:s text:c="12"/>8</text:p>
            <text:p text:style-name="P21"><text:s text:c="5"/>5 <text:s text:c="13"/>100 <text:s text:c="11"/>0</text:p>
          </table:table-cell>
        </table:table-row>
      </table:table>
      <text:p text:style-name="P24"/>
      <text:p text:style-name="P25"><text:span text:style-name="Основной_20_шрифт_20_абзаца"><text:span text:style-name="T11"><text:s text:c="4"/></text:span></text:span><text:span text:style-name="Основной_20_шрифт_20_абзаца"><text:span text:style-name="T4">Выводы.</text:span></text:span></text:p>
      <text:p text:style-name="P27">В результате выполнения лабораторной работы был <text:span text:style-name="T25">написан</text:span> код, состоящий из модуля <text:span text:style-name="T25">на языке Ассемблера</text:span> и остальной части на ЯВУ С++, который <text:span text:style-name="T25">рассчитывает и выводит на экран и в файл</text:span> частоту попадания псевдо<text:span text:style-name="T25">случайных</text:span> чисел в определенные <text:span text:style-name="T25">пользователем</text:span> диап<text:span text:style-name="T25">а</text:span>зоны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<text:soft-page-break/><text:s/><text:tab/><text:span text:style-name="Основной_20_шрифт_20_абзаца"><text:span text:style-name="T5">Приложение.</text:span></text:span></text:p>
      <text:p text:style-name="P28"><text:span text:style-name="T25">Имя файла: </text:span><text:span text:style-name="T22">ConsoleApplication9</text:span>.cpp</text:p>
      <text:p text:style-name="P11"><text:span text:style-name="Основной_20_шрифт_20_абзаца"><text:span text:style-name="T28">#include</text:span></text:span><text:span text:style-name="T29"> &lt;stdlib.h&gt;</text:span></text:p>
      <text:p text:style-name="P13"><text:span text:style-name="T26">#include &lt;iostream&gt;</text:span></text:p>
      <text:p text:style-name="P13"><text:span text:style-name="T26">#include &lt;fstream&gt;</text:span></text:p>
      <text:p text:style-name="P13"><text:span text:style-name="T26">#include &lt;ctime&gt;</text:span></text:p>
      <text:p text:style-name="P13"><text:span text:style-name="T26">#include &lt;random&gt;</text:span></text:p>
      <text:p text:style-name="P10"/>
      <text:p text:style-name="P13"><text:span text:style-name="T26">extern "C" // C functions usage</text:span></text:p>
      <text:p text:style-name="P10">{</text:p>
      <text:p text:style-name="P13"><text:span text:style-name="T26"><text:tab/>void _form_array(int NumRanDat, int numRanges, int* arr, int* LGrInt, int* res_arr);</text:span></text:p>
      <text:p text:style-name="P10">}</text:p>
      <text:p text:style-name="P10"/>
      <text:p text:style-name="P13"><text:span text:style-name="T26">int main()</text:span></text:p>
      <text:p text:style-name="P10">{</text:p>
      <text:p text:style-name="P10"><text:tab/>srand(time(0));</text:p>
      <text:p text:style-name="P10"/>
      <text:p text:style-name="P13"><text:span text:style-name="T26"><text:tab/>int NumRanDat = 0;</text:span></text:p>
      <text:p text:style-name="P13"><text:span text:style-name="T26"><text:tab/>std::cout &lt;&lt; "Enter random nubmers array length:\n";</text:span></text:p>
      <text:p text:style-name="P13"><text:span text:style-name="T26"><text:tab/>std::cin &gt;&gt; NumRanDat;</text:span></text:p>
      <text:p text:style-name="P13"><text:span text:style-name="T26"><text:tab/>if (NumRanDat &gt; 16 * 1024) {</text:span></text:p>
      <text:p text:style-name="P10"><text:tab/><text:tab/>NumRanDat = 16 * 1024;</text:p>
      <text:p text:style-name="P10"><text:tab/>}</text:p>
      <text:p text:style-name="P13"><text:span text:style-name="T26"><text:tab/>int Xmin = 0, Xmax = 0, NInt = 0;</text:span></text:p>
      <text:p text:style-name="P13"><text:span text:style-name="T26"><text:tab/>std::cout &lt;&lt; "Enter lower bound:\n";</text:span></text:p>
      <text:p text:style-name="P13"><text:span text:style-name="T26"><text:tab/>std::cin &gt;&gt; Xmin;</text:span></text:p>
      <text:p text:style-name="P13"><text:span text:style-name="T26"><text:tab/>std::cout &lt;&lt; "Enter higher bound:\n";</text:span></text:p>
      <text:p text:style-name="P13"><text:span text:style-name="T26"><text:tab/>std::cin &gt;&gt; Xmax;</text:span></text:p>
      <text:p text:style-name="P13"><text:span text:style-name="T26"><text:tab/>std::cout &lt;&lt; "Enter number of ranges(&lt;= 24): ";</text:span></text:p>
      <text:p text:style-name="P13"><text:span text:style-name="T26"><text:tab/>std::cin &gt;&gt; NInt;</text:span></text:p>
      <text:p text:style-name="P13"><text:span text:style-name="T26"><text:tab/>if (NInt &gt; 24) {</text:span></text:p>
      <text:p text:style-name="P10"><text:tab/><text:tab/>NInt = 24;</text:p>
      <text:p text:style-name="P10"><text:tab/>}</text:p>
      <text:p text:style-name="P13"><text:span text:style-name="T26"><text:tab/>int* LGrInt = new int[NInt];</text:span></text:p>
      <text:p text:style-name="P13"><text:span text:style-name="T26"><text:tab/>std::cout &lt;&lt; "Enter " &lt;&lt; NInt &lt;&lt; " lower bounds of intervals:\n";</text:span></text:p>
      <text:p text:style-name="P13"><text:span text:style-name="T26"><text:tab/>for (int i = 0; i &lt; NInt; i++)</text:span></text:p>
      <text:p text:style-name="P10"><text:tab/>{</text:p>
      <text:p text:style-name="P13"><text:span text:style-name="T26"><text:tab/><text:tab/>std::cin &gt;&gt; LGrInt[i];</text:span></text:p>
      <text:p text:style-name="P13"><text:span text:style-name="T26"><text:tab/><text:tab/>if (i != 0) while (LGrInt[i] &lt; LGrInt[i - 1])</text:span></text:p>
      <text:p text:style-name="P10"><text:tab/><text:tab/>{</text:p>
      <text:p text:style-name="P13"><text:span text:style-name="T26"><text:tab/><text:tab/><text:tab/>std::cout &lt;&lt; "Entered bound " &lt;&lt; LGrInt[i] &lt;&lt; " is lower than previous, try again.\n";</text:span></text:p>
      <text:p text:style-name="P13"><text:span text:style-name="T26"><text:tab/><text:tab/><text:tab/>std::cin &gt;&gt; LGrInt[i];</text:span></text:p>
      <text:p text:style-name="P10"><text:tab/><text:tab/>}</text:p>
      <text:p text:style-name="P13"><text:span text:style-name="T26"><text:tab/><text:tab/>while (LGrInt[i] &lt; Xmin || LGrInt[i] &gt; Xmax)</text:span></text:p>
      <text:p text:style-name="P10"><text:tab/><text:tab/>{</text:p>
      <text:p text:style-name="P13"><text:span text:style-name="T26"><text:tab/><text:tab/><text:tab/>std::cout &lt;&lt; "Entered bound " &lt;&lt; LGrInt[i] &lt;&lt; " is not included in the specified intervals, try again.\n";</text:span></text:p>
      <text:p text:style-name="P13"><text:span text:style-name="T26"><text:tab/><text:tab/><text:tab/>std::cin &gt;&gt; LGrInt[i];</text:span></text:p>
      <text:p text:style-name="P10"><text:tab/><text:tab/>}</text:p>
      <text:p text:style-name="P10"><text:tab/>}</text:p>
      <text:p text:style-name="P10"/>
      <text:p text:style-name="P13"><text:span text:style-name="T26"><text:tab/>// End of input</text:span></text:p>
      <text:p text:style-name="P10"/>
      <text:p text:style-name="P13"><text:span text:style-name="T26"><text:tab/>int* arr = new int[NumRanDat]();</text:span></text:p>
      <text:p text:style-name="P10"/>
      <text:p text:style-name="P13"><text:span text:style-name="T26"><text:tab/>for (int i = 0; i &lt; NumRanDat; i++)</text:span></text:p>
      <text:p text:style-name="P10"><text:tab/>{</text:p>
      <text:p text:style-name="P13"><text:span text:style-name="T26"><text:tab/><text:tab/>int r = rand();</text:span></text:p>
      <text:p text:style-name="P10"><text:tab/><text:tab/>arr[i] = Xmin + r % (Xmax - Xmin);</text:p>
      <text:p text:style-name="P10"><text:soft-page-break/><text:tab/>}</text:p>
      <text:p text:style-name="P10"/>
      <text:p text:style-name="P13"><text:span text:style-name="T26"><text:tab/>int* res_arr = new int[NInt];</text:span></text:p>
      <text:p text:style-name="P13"><text:span text:style-name="T26"><text:tab/>for (int i = 0; i &lt; NInt; i++)</text:span></text:p>
      <text:p text:style-name="P10"><text:tab/><text:tab/>res_arr[i] = 0;</text:p>
      <text:p text:style-name="P13"><text:span text:style-name="T26"><text:tab/>_form_array(NumRanDat, NInt, arr, LGrInt, res_arr); // Assembler</text:span></text:p>
      <text:p text:style-name="P10"/>
      <text:p text:style-name="P13"><text:span text:style-name="T26"><text:tab/>// Output</text:span></text:p>
      <text:p text:style-name="P13"><text:span text:style-name="T26"><text:tab/>std::ofstream file("res.txt");</text:span></text:p>
      <text:p text:style-name="P13"><text:span text:style-name="T26"><text:tab/>std::cout &lt;&lt; "Generated pseudo-random numbers:\n";</text:span></text:p>
      <text:p text:style-name="P13"><text:span text:style-name="T26"><text:tab/>file &lt;&lt; "Generated pseudo-random numbers:\n";</text:span></text:p>
      <text:p text:style-name="P13"><text:span text:style-name="T26"><text:tab/>for (int i = 0; i &lt; NumRanDat; i++)</text:span></text:p>
      <text:p text:style-name="P10"><text:tab/>{</text:p>
      <text:p text:style-name="P13"><text:span text:style-name="T26"><text:tab/><text:tab/>std::cout &lt;&lt; arr[i] &lt;&lt; " ";</text:span></text:p>
      <text:p text:style-name="P13"><text:span text:style-name="T26"><text:tab/><text:tab/>file &lt;&lt; arr[i] &lt;&lt; " ";</text:span></text:p>
      <text:p text:style-name="P10"><text:tab/>}</text:p>
      <text:p text:style-name="P13"><text:span text:style-name="T26"><text:tab/>std::cout &lt;&lt; "\n";</text:span></text:p>
      <text:p text:style-name="P13"><text:span text:style-name="T26"><text:tab/>file &lt;&lt; "\n";</text:span></text:p>
      <text:p text:style-name="P13"><text:span text:style-name="T26"><text:tab/>std::cout &lt;&lt; "\n# of intervals\tlower bound\tcount\n";</text:span></text:p>
      <text:p text:style-name="P13"><text:span text:style-name="T26"><text:tab/>file &lt;&lt; "\n# of intervals\tlower bound\tcount\n";</text:span></text:p>
      <text:p text:style-name="P13"><text:span text:style-name="T26"><text:tab/>for (int i = 0; i &lt; NInt; i++) {</text:span></text:p>
      <text:p text:style-name="P13"><text:span text:style-name="T26"><text:tab/><text:tab/>int res = LGrInt[i];</text:span></text:p>
      <text:p text:style-name="P13"><text:span text:style-name="T26"><text:tab/><text:tab/>file &lt;&lt; " <text:s text:c="4"/>" &lt;&lt; i + 1 &lt;&lt; "\t\t <text:s text:c="3"/>" &lt;&lt; res &lt;&lt; "\t\t <text:s text:c="2"/>" &lt;&lt; res_arr[i] &lt;&lt; "\n";</text:span></text:p>
      <text:p text:style-name="P13"><text:span text:style-name="T26"><text:tab/><text:tab/>std::cout &lt;&lt; " <text:s text:c="4"/>" &lt;&lt; i + 1 &lt;&lt; "\t\t <text:s text:c="3"/>" &lt;&lt; res &lt;&lt; "\t\t <text:s text:c="2"/>" &lt;&lt; res_arr[i] &lt;&lt; "\n";</text:span></text:p>
      <text:p text:style-name="P10"><text:tab/>}</text:p>
      <text:p text:style-name="P13"><text:span text:style-name="T26"><text:tab/>return 0;</text:span></text:p>
      <text:p text:style-name="P32">}</text:p>
      <text:p text:style-name="P26"/>
      <text:p text:style-name="P29"><text:span text:style-name="Основной_20_шрифт_20_абзаца"><text:span text:style-name="T14">Имя файла: </text:span></text:span><text:span text:style-name="Основной_20_шрифт_20_абзаца"><text:span text:style-name="T12">module.asm</text:span></text:span></text:p>
      <text:p text:style-name="P35"><text:span text:style-name="Основной_20_шрифт_20_абзаца"><text:span text:style-name="T32">.686</text:span></text:span></text:p>
      <text:p text:style-name="P36"><text:span text:style-name="T20">.MODEL FLAT, C</text:span></text:p>
      <text:p text:style-name="P36"><text:span text:style-name="T20">.STACK</text:span></text:p>
      <text:p text:style-name="P36"><text:span text:style-name="T20">.DATA</text:span></text:p>
      <text:p text:style-name="P36"><text:span text:style-name="T20">.CODE</text:span></text:p>
      <text:p text:style-name="P36"><text:span text:style-name="T20">_form_array PROC C NumRanDat:dword, numRanges:dword, arr:dword, LGrInt:dword, res_arr:dword ; Получаем данные из программы высокого уровня</text:span></text:p>
      <text:p text:style-name="P33"/>
      <text:p text:style-name="P36"><text:span text:style-name="T20">mov ecx, 0 ; счетчик для прохода по массиву</text:span></text:p>
      <text:p text:style-name="P36"><text:span text:style-name="T20">mov ebx, [arr] ; массив случайных чисел</text:span></text:p>
      <text:p text:style-name="P36"><text:span text:style-name="T20">mov esi, [LGrInt] ; массив с левыми границами</text:span></text:p>
      <text:p text:style-name="P36"><text:span text:style-name="T20">mov edi, [res_arr] ; массив-результат</text:span></text:p>
      <text:p text:style-name="P33"/>
      <text:p text:style-name="P36"><text:span text:style-name="T20">@begin:</text:span></text:p>
      <text:p text:style-name="P36"><text:span text:style-name="T20"><text:tab/>mov eax, [ebx] ; берем элемент входного массива</text:span></text:p>
      <text:p text:style-name="P36"><text:span text:style-name="T20"><text:tab/>push ebx <text:s/>; сохраняем указатель на текущий элемент</text:span></text:p>
      <text:p text:style-name="P36"><text:span text:style-name="T20"><text:tab/>push ecx</text:span></text:p>
      <text:p text:style-name="P36"><text:span text:style-name="T20"><text:tab/>mov ebx, 0 ; обнуляем указатель</text:span></text:p>
      <text:p text:style-name="P36"><text:span text:style-name="T20"><text:tab/>mov ecx, 1 ; счетчик для прохода по границам</text:span></text:p>
      <text:p text:style-name="P33"/>
      <text:p text:style-name="P36"><text:span text:style-name="T20">@move:</text:span></text:p>
      <text:p text:style-name="P36"><text:span text:style-name="T20"><text:tab/>mov edx, ebx ; edx содержит текущий индекс массива границ</text:span></text:p>
      <text:p text:style-name="P33"/>
      <text:p text:style-name="P36"><text:span text:style-name="T20"><text:tab/>shl edx, 2 ; индекс умножаем на 4, т.к. каждый элемент состоит из 4 байт</text:span></text:p>
      <text:p text:style-name="P36"><text:span text:style-name="T20"><text:tab/>cmp eax, [esi+edx] ; сравниваем текущий элемент с текущей левой границей</text:span></text:p>
      <text:p text:style-name="P36"><text:span text:style-name="T20"><text:tab/>jl @end</text:span></text:p>
      <text:p text:style-name="P36"><text:span text:style-name="T20"><text:tab/>add edx, 4</text:span></text:p>
      <text:p text:style-name="P36"><text:span text:style-name="T20"><text:tab/>cmp ecx, numRanges</text:span></text:p>
      <text:p text:style-name="P36"><text:span text:style-name="T20"><text:tab/>je @is_in ; если дошли до последней границы - элемент точно содержится в ней</text:span></text:p>
      <text:p text:style-name="P36"><text:span text:style-name="T20"><text:tab/>cmp eax, [esi+edx] ; сравниваем со следующей левой границей</text:span></text:p>
      <text:p text:style-name="P36"><text:soft-page-break/><text:span text:style-name="T20"><text:tab/>jl @is_in ; если меньше - попал в отрезок</text:span></text:p>
      <text:p text:style-name="P36"><text:span text:style-name="T20"><text:tab/>jmp @continue ; иначе - идем дальше по массиву</text:span></text:p>
      <text:p text:style-name="P33"/>
      <text:p text:style-name="P36"><text:span text:style-name="T20">@is_in:</text:span></text:p>
      <text:p text:style-name="P36"><text:span text:style-name="T20"><text:tab/>sub edx, 4</text:span></text:p>
      <text:p text:style-name="P36"><text:span text:style-name="T20"><text:tab/>add edx, edi; в массиве-ответе инкрементируем счетчик</text:span></text:p>
      <text:p text:style-name="P36"><text:span text:style-name="T20"><text:tab/>push eax</text:span></text:p>
      <text:p text:style-name="P36"><text:span text:style-name="T20"><text:tab/>mov eax, [edx]</text:span></text:p>
      <text:p text:style-name="P36"><text:span text:style-name="T20"><text:tab/>inc eax</text:span></text:p>
      <text:p text:style-name="P36"><text:span text:style-name="T20"><text:tab/>mov [edx], eax</text:span></text:p>
      <text:p text:style-name="P36"><text:span text:style-name="T20"><text:tab/>pop eax</text:span></text:p>
      <text:p text:style-name="P36"><text:span text:style-name="T20"><text:tab/>jmp @end</text:span></text:p>
      <text:p text:style-name="P33"/>
      <text:p text:style-name="P36"><text:span text:style-name="T20">@continue: ; продолжаем обход массива границ</text:span></text:p>
      <text:p text:style-name="P36"><text:span text:style-name="T20"><text:tab/>inc ebx</text:span></text:p>
      <text:p text:style-name="P36"><text:span text:style-name="T20"><text:tab/>inc ecx</text:span></text:p>
      <text:p text:style-name="P36"><text:span text:style-name="T20"><text:tab/>jmp @move</text:span></text:p>
      <text:p text:style-name="P33"/>
      <text:p text:style-name="P36"><text:span text:style-name="T20">@end:</text:span></text:p>
      <text:p text:style-name="P36"><text:span text:style-name="T20"><text:tab/>pop ecx</text:span></text:p>
      <text:p text:style-name="P36"><text:span text:style-name="T20"><text:tab/>pop ebx <text:s/>; забираем текущий элемент и ссылаемся на новый</text:span></text:p>
      <text:p text:style-name="P36"><text:span text:style-name="T20"><text:tab/>add ebx, 4</text:span></text:p>
      <text:p text:style-name="P36"><text:span text:style-name="T20"><text:tab/>inc ecx ; инкрементируем счетчик</text:span></text:p>
      <text:p text:style-name="P36"><text:span text:style-name="T20"><text:tab/>cmp ecx, NumRanDat</text:span></text:p>
      <text:p text:style-name="P36"><text:span text:style-name="T20"><text:s text:c="4"/>jl @begin</text:span></text:p>
      <text:p text:style-name="P33"/>
      <text:p text:style-name="P36"><text:span text:style-name="T20">ret</text:span></text:p>
      <text:p text:style-name="P33"/>
      <text:p text:style-name="P36"><text:span text:style-name="T20">_form_array ENDP</text:span></text:p>
      <text:p text:style-name="P35"><text:span text:style-name="T30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meta:initial-creator>Pavel Martinenko</meta:initial-creator>
    <meta:creation-date>2019-09-17T11:31:00Z</meta:creation-date>
    <dc:date>2021-02-18T18:53:28.340000000</dc:date>
    <meta:print-date>2019-09-18T23:43:00Z</meta:print-date>
    <meta:editing-cycles>32</meta:editing-cycles>
    <meta:editing-duration>PT8H14M8S</meta:editing-duration>
    <meta:document-statistic meta:table-count="2" meta:image-count="0" meta:object-count="0" meta:page-count="8" meta:paragraph-count="190" meta:word-count="1067" meta:character-count="7006" meta:non-whitespace-character-count="5818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6.odt/Normal"/>
  </office:meta>
</office:document-meta>
</file>